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7339in" svg:height="2.6587in" svg:x="0.1429in" svg:y="2.4134in">
            <draw:object draw:notify-on-update-of-ranges="Sheet1.A2:Sheet1.A13 Sheet1.B1:Sheet1.B1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Number of spoons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formula="of:=FLOOR(RAND()*7+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FLOOR(RAND()*7+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formula="of:=FLOOR(RAND()*7+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formula="of:=FLOOR(RAND()*7+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FLOOR(RAND()*7+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formula="of:=FLOOR(RAND()*7+1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formula="of:=FLOOR(RAND()*7+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formula="of:=FLOOR(RAND()*7+1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formula="of:=FLOOR(RAND()*7+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formula="of:=FLOOR(RAND()*7+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formula="of:=FLOOR(RAND()*7+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formula="of:=FLOOR(RAND()*7+1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6:59:04.520030434</meta:creation-date>
    <dc:date>2025-04-01T20:56:16.541697473</dc:date>
    <meta:editing-duration>PT1H15M38S</meta:editing-duration>
    <meta:editing-cycles>15</meta:editing-cycles>
    <meta:generator>LibreOffice/7.4.7.2$Linux_X86_64 LibreOffice_project/40$Build-2</meta:generator>
    <meta:document-statistic meta:table-count="1" meta:cell-count="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1467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65cm" svg:height="6.754cm" xlink:href=".." xlink:type="simple" chart:class="chart:bar" chart:style-name="ch1">
        <chart:title svg:x="2.026cm" svg:y="0.27cm" chart:style-name="ch2">
          <text:p>Average number of spoons per day per meal that Michałowa used to prepare meals in a made-up year</text:p>
        </chart:title>
        <chart:plot-area chart:style-name="ch3" table:cell-range-address="Sheet1.A1:Sheet1.B13" chart:data-source-has-labels="both" svg:x="1.302cm" svg:y="1.688cm" svg:width="12.972cm" svg:height="4.931cm">
          <chart:coordinate-region svg:x="1.738cm" svg:y="1.887cm" svg:width="12.536cm" svg:height="4.085cm"/>
          <chart:axis chart:dimension="x" chart:name="primary-x" chart:style-name="ch4" chartooo:axis-type="auto">
            <chartooo:date-scale/>
            <chart:categories table:cell-range-address="Sheet1.A2:Sheet1.A13"/>
          </chart:axis>
          <chart:axis chart:dimension="y" chart:name="primary-y" chart:style-name="ch5">
            <chart:title svg:x="0.451cm" svg:y="5.533cm" chart:style-name="ch6">
              <text:p>Number of spoons</text:p>
            </chart:title>
            <chart:grid chart:style-name="ch7" chart:class="major"/>
          </chart:axis>
          <chart:series chart:style-name="ch8" chart:values-cell-range-address="Sheet1.B2:Sheet1.B13" chart:label-cell-address="Sheet1.B1:Sheet1.B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spoon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2:Sheet1.A13</svg:desc>
                </draw:g>
              </table:table-cell>
              <table:table-cell office:value-type="float" office:value="7">
                <text:p>7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